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Result" style:data-style-name="N0"/>
    <style:style style:name="ce2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C3];[$Hoja3.$A$1:.$B$23];2;0)" office:value-type="float" office:value="5.5" calcext:value-type="float">
            <text:p>5.5</text:p>
          </table:table-cell>
          <table:table-cell table:formula="of:=[.D3]*[.E3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C4];[$Hoja3.$A$1:.$B$23];2;0)" office:value-type="float" office:value="5.5" calcext:value-type="float">
            <text:p>5.5</text:p>
          </table:table-cell>
          <table:table-cell table:formula="of:=[.D4]*[.E4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C5];[$Hoja3.$A$1:.$B$23];2;0)" office:value-type="float" office:value="4.5" calcext:value-type="float">
            <text:p>4.5</text:p>
          </table:table-cell>
          <table:table-cell table:formula="of:=[.D5]*[.E5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C6];[$Hoja3.$A$1:.$B$23];2;0)" office:value-type="float" office:value="7" calcext:value-type="float">
            <text:p>7</text:p>
          </table:table-cell>
          <table:table-cell table:formula="of:=[.D6]*[.E6]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table table:name="Tabla dinámica_Ventas_1" table:style-name="ta2"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24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Datos</text:p>
          </table:table-cell>
          <table:table-cell table:style-name="ce21"/>
          <table:table-cell table:style-name="ce26"/>
        </table:table-row>
        <table:table-row table:style-name="ro1">
          <table:table-cell table:style-name="ce3"/>
          <table:table-cell table:style-name="ce9" office:value-type="date" office:date-value="2020-09-29" calcext:value-type="date">
            <text:p>29/09/20</text:p>
          </table:table-cell>
          <table:table-cell table:style-name="ce15"/>
          <table:table-cell table:style-name="ce22" office:value-type="string" calcext:value-type="string">
            <text:p>Total Suma - Total</text:p>
          </table:table-cell>
          <table:table-cell table:style-name="ce27" office:value-type="string" calcext:value-type="string">
            <text:p>Total Suma - Cantidad</text:p>
          </table:table-cell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10" office:value-type="string" calcext:value-type="string">
            <text:p>Suma - Total</text:p>
          </table:table-cell>
          <table:table-cell table:style-name="ce16" office:value-type="string" calcext:value-type="string">
            <text:p>Suma - Cantidad</text:p>
          </table:table-cell>
          <table:table-cell table:style-name="ce23"/>
          <table:table-cell table:style-name="ce28"/>
        </table:table-row>
        <table:table-row table:style-name="ro1">
          <table:table-cell table:style-name="ce5" office:value-type="string" calcext:value-type="string">
            <text:p>Bisteck</text:p>
          </table:table-cell>
          <table:table-cell table:style-name="ce11" office:value-type="float" office:value="27.5" calcext:value-type="float">
            <text:p>27.5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table:style-name="ce12" office:value-type="float" office:value="4.5" calcext:value-type="float">
            <text:p>4.5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table:style-name="ce12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4" office:value-type="float" office:value="50" calcext:value-type="float">
            <text:p>50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float" office:value="50" calcext:value-type="float">
            <text:p>50</text:p>
          </table:table-cell>
          <table:table-cell table:style-name="ce32" office:value-type="float" office:value="9" calcext:value-type="float">
            <text:p>9</text:p>
          </table:table-cell>
        </table:table-row>
      </table:table>
      <table:table table:name="Resumen de Ventas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eck-List antes de salir AM</text:p>
          </table:table-cell>
          <table:table-cell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wl gran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wl pequeñ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bier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r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pátul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ños</text:p>
          </table:table-cell>
        </table:table-row>
      </table:table>
      <table:table table:name="Hoja3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</table:table>
      <table:table table:name="Hoja4" table:style-name="ta2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3]*[.E3]" office:value-type="float" office:value="6" calcext:value-type="float">
            <text:p>6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Ventas_1'.A3:'Tabla dinámica_Ventas_1'.E10" table:buttons="'Tabla dinámica_Ventas_1'.A5 'Tabla dinámica_Ventas_1'.B3 'Tabla dinámica_Ventas_1'.C3" table:show-filter-button="false" table:drill-down-on-double-click="false">
          <table:source-cell-range table:cell-range-address="Ventas.A2:Ventas.F6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Bisteck" table:display="true" table:show-details="true"/>
                <table:data-pilot-member table:name="Hamburguesa especial" table:display="true" table:show-details="true"/>
                <table:data-pilot-member table:name="Mixto chiki &amp; alex" table:display="true" table:show-details="true"/>
                <table:data-pilot-member table:name="Super Cilind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4.5" table:display="true" table:show-details="true"/>
                <table:data-pilot-member table:name="7" table:display="true" table:show-details="true"/>
                <table:data-pilot-member table:name="11" table:display="true" table:show-details="true"/>
                <table:data-pilot-member table:name="27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09-29T21:16:44.511563127</dc:date>
    <meta:editing-duration>PT4M38S</meta:editing-duration>
    <meta:editing-cycles>1</meta:editing-cycles>
    <meta:document-statistic meta:table-count="6" meta:cell-count="98" meta:object-count="0"/>
    <meta:generator>LibreOffice/7.0.1.2$Linux_X86_64 LibreOffice_project/00$Build-2</meta:generator>
  </office:meta>
</office:document-meta>
</file>